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 officeooo:rsid="00015e14" officeooo:paragraph-rsid="00015e14"/>
    </style:style>
    <style:style style:name="P2" style:family="paragraph" style:parent-style-name="Standard">
      <style:text-properties style:font-name="Lucida Sans Unicode" fo:font-size="14pt" fo:font-weight="bold" officeooo:rsid="00015e14" officeooo:paragraph-rsid="00015e14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TORES DE LOCALIZACIÓN:</text:p>
      <text:p text:style-name="P1"/>
      <text:p text:style-name="P1"><text:s text:c="4"/>Debido a que mi empresa sería una aplicación, para lo único que se usaría el local sería para reuniones y para que los empleados tuvieran un lugar para trabajar en el que necesitarían ordenadores y demás material tecnológico, aunque también me gustaría decantarme porque los empleados pudieran hacer teletrabajo.</text:p>
      <text:p text:style-name="P1"/>
      <text:p text:style-name="P1"><text:s text:c="4"/>Es decir, buscaría un local o incluso alquilaría un piso, para poder realizar lo que he dicho anteriormente, el cual no se lleve mucho dinero del presupuest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5T14:03:41.395000000</meta:creation-date>
    <dc:date>2021-01-15T14:11:38.161000000</dc:date>
    <meta:editing-duration>PT7M57S</meta:editing-duration>
    <meta:editing-cycles>1</meta:editing-cycles>
    <meta:document-statistic meta:table-count="0" meta:image-count="0" meta:object-count="0" meta:page-count="1" meta:paragraph-count="3" meta:word-count="79" meta:character-count="503" meta:non-whitespace-character-count="419"/>
    <meta:generator>LibreOffice/6.4.0.3$Windows_X86_64 LibreOffice_project/b0a288ab3d2d4774cb44b62f04d5d28733ac6df8</meta:generator>
  </office:meta>
</office:document-meta>
</file>